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zeAssertion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zeAssertionGui.setState( int st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zeAssertion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zeAssertion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zeAssertionGui.SizeAssertion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Assertion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AssertionGui.modifyTestElement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zeAssertionGui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zeAssertionGui.createComparatorButt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zeAssertionGui.focusLost( Focus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zeAssertionGui.createComparatorButton( String name , int value , ButtonGroup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zeAssertion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zeAssertionGui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zeAssertionGui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